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701in" table:align="center" style:shadow="none"/>
    </style:style>
    <style:style style:name="Table1.A" style:family="table-column">
      <style:table-column-properties style:column-width="2.309in"/>
    </style:style>
    <style:style style:name="Table1.B" style:family="table-column">
      <style:table-column-properties style:column-width="1.8118in"/>
    </style:style>
    <style:style style:name="Table1.C" style:family="table-column">
      <style:table-column-properties style:column-width="1.4493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size="11pt" fo:font-weight="bold" officeooo:rsid="00133de0" officeooo:paragraph-rsid="0012f990"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Arial" fo:font-size="11pt" fo:font-weight="bold" officeooo:paragraph-rsid="0012f990"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1pt" fo:font-weight="bold" officeooo:rsid="00584b10" officeooo:paragraph-rsid="0012f990" style:font-size-asian="11pt" style:font-weight-asian="bold" style:font-size-complex="11pt" style:font-weight-complex="bold"/>
    </style:style>
    <style:style style:name="P4" style:family="paragraph" style:parent-style-name="Standard">
      <style:text-properties style:font-name="Arial" fo:font-size="11pt" fo:font-weight="bold" officeooo:rsid="0016a2c0" officeooo:paragraph-rsid="0016a2c0" style:font-size-asian="11pt" style:font-weight-asian="bold" style:font-size-complex="11pt" style:font-weight-complex="bold"/>
    </style:style>
    <style:style style:name="P5" style:family="paragraph" style:parent-style-name="Standard">
      <style:text-properties style:font-name="Arial" fo:font-size="11pt" fo:font-weight="bold" officeooo:rsid="0016a2c0" officeooo:paragraph-rsid="0019fc57"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Arial" fo:font-size="11pt" officeooo:rsid="005383cd" officeooo:paragraph-rsid="0012f990" style:font-size-asian="11pt" style:font-size-complex="11pt"/>
    </style:style>
    <style:style style:name="P7" style:family="paragraph" style:parent-style-name="Standard">
      <style:paragraph-properties fo:text-align="start" style:justify-single-word="false"/>
      <style:text-properties style:font-name="Arial" fo:font-size="11pt" fo:font-weight="normal" officeooo:rsid="005383cd" officeooo:paragraph-rsid="0012f990" style:font-size-asian="11pt" style:font-weight-asian="normal" style:font-size-complex="11pt" style:font-weight-complex="normal"/>
    </style:style>
    <style:style style:name="P8" style:family="paragraph" style:parent-style-name="Table_20_Contents">
      <style:text-properties style:font-name="Arial" fo:font-size="11pt" officeooo:rsid="001504b8" officeooo:paragraph-rsid="001504b8" style:font-size-asian="11pt" style:font-size-complex="11pt"/>
    </style:style>
    <style:style style:name="P9" style:family="paragraph" style:parent-style-name="Table_20_Contents">
      <style:text-properties style:font-name="Arial" fo:font-size="11pt" officeooo:rsid="0016560d" officeooo:paragraph-rsid="0016560d" style:font-size-asian="11pt" style:font-size-complex="11pt"/>
    </style:style>
    <style:style style:name="P10" style:family="paragraph" style:parent-style-name="Table_20_Contents">
      <style:text-properties style:font-name="Arial" fo:font-size="11pt" officeooo:rsid="0017f307" officeooo:paragraph-rsid="0017f307" style:font-size-asian="11pt" style:font-size-complex="11pt"/>
    </style:style>
    <style:style style:name="P11" style:family="paragraph" style:parent-style-name="Standard" style:list-style-name="L1">
      <style:text-properties style:font-name="Arial" fo:font-size="11pt" fo:font-weight="normal" officeooo:rsid="0019fc57" officeooo:paragraph-rsid="0019fc57" style:font-size-asian="11pt" style:font-weight-asian="normal" style:font-size-complex="11pt" style:font-weight-complex="normal"/>
    </style:style>
    <style:style style:name="P12" style:family="paragraph" style:parent-style-name="Standard" style:list-style-name="L1">
      <style:text-properties style:font-name="Arial" fo:font-size="11pt" fo:font-weight="normal" officeooo:rsid="00180a67" officeooo:paragraph-rsid="0019fc57" style:font-size-asian="11pt" style:font-weight-asian="normal" style:font-size-complex="11pt" style:font-weight-complex="normal"/>
    </style:style>
    <style:style style:name="P13" style:family="paragraph" style:parent-style-name="Standard" style:list-style-name="L1">
      <style:text-properties style:font-name="Arial" fo:font-size="11pt" fo:font-weight="normal" officeooo:rsid="001bd857" officeooo:paragraph-rsid="001bd857" style:font-size-asian="11pt" style:font-weight-asian="normal" style:font-size-complex="11pt" style:font-weight-complex="normal"/>
    </style:style>
    <style:style style:name="P14" style:family="paragraph" style:parent-style-name="Standard" style:list-style-name="L2">
      <style:text-properties style:font-name="Arial" fo:font-size="11pt" fo:font-weight="normal" officeooo:rsid="001ea3da" officeooo:paragraph-rsid="001ea3da" style:font-size-asian="11pt" style:font-weight-asian="normal" style:font-size-complex="11pt" style:font-weight-complex="normal"/>
    </style:style>
    <style:style style:name="P15" style:family="paragraph" style:parent-style-name="Standard" style:list-style-name="L2">
      <style:text-properties style:font-name="Arial" fo:font-size="11pt" fo:font-weight="normal" officeooo:rsid="00210ca6" officeooo:paragraph-rsid="00210ca6" style:font-size-asian="11pt" style:font-weight-asian="normal" style:font-size-complex="11pt" style:font-weight-complex="normal"/>
    </style:style>
    <style:style style:name="P16" style:family="paragraph" style:parent-style-name="Standard" style:list-style-name="L3">
      <style:text-properties style:font-name="Arial" fo:font-size="11pt" fo:font-weight="normal" officeooo:rsid="00237def" officeooo:paragraph-rsid="0032fa8f" style:font-size-asian="11pt" style:font-weight-asian="normal" style:font-size-complex="11pt" style:font-weight-complex="normal"/>
    </style:style>
    <style:style style:name="P17" style:family="paragraph" style:parent-style-name="Standard">
      <style:text-properties style:font-name="Arial" fo:font-size="11pt" fo:font-weight="normal" officeooo:rsid="00237def" officeooo:paragraph-rsid="00237def" style:font-size-asian="11pt" style:font-weight-asian="normal" style:font-size-complex="11pt" style:font-weight-complex="normal"/>
    </style:style>
    <style:style style:name="P18" style:family="paragraph" style:parent-style-name="Standard" style:list-style-name="L4">
      <style:text-properties style:font-name="Arial" fo:font-size="11pt" fo:font-weight="normal" officeooo:rsid="0025363c" officeooo:paragraph-rsid="0025363c" style:font-size-asian="11pt" style:font-weight-asian="normal" style:font-size-complex="11pt" style:font-weight-complex="normal"/>
    </style:style>
    <style:style style:name="P19" style:family="paragraph" style:parent-style-name="Standard" style:list-style-name="L4">
      <style:text-properties style:font-name="Arial" fo:font-size="11pt" fo:font-weight="normal" officeooo:rsid="0026ad06" officeooo:paragraph-rsid="0026ad06" style:font-size-asian="11pt" style:font-weight-asian="normal" style:font-size-complex="11pt" style:font-weight-complex="normal"/>
    </style:style>
    <style:style style:name="P20" style:family="paragraph" style:parent-style-name="Standard">
      <style:text-properties style:font-name="Arial" fo:font-size="11pt" fo:font-weight="normal" officeooo:rsid="00292141" officeooo:paragraph-rsid="00292141" style:font-size-asian="11pt" style:font-weight-asian="normal" style:font-size-complex="11pt" style:font-weight-complex="normal"/>
    </style:style>
    <style:style style:name="P21" style:family="paragraph" style:parent-style-name="Standard">
      <style:text-properties style:font-name="Arial" fo:font-size="11pt" fo:font-weight="normal" officeooo:rsid="0061b225" officeooo:paragraph-rsid="002bbcc8" style:font-size-asian="11pt" style:font-weight-asian="normal" style:font-size-complex="11pt" style:font-weight-complex="normal"/>
    </style:style>
    <style:style style:name="P22" style:family="paragraph" style:parent-style-name="Standard">
      <style:text-properties style:font-name="Arial" fo:font-size="11pt" fo:font-weight="normal" officeooo:rsid="0061b225" officeooo:paragraph-rsid="002c6175" style:font-size-asian="11pt" style:font-weight-asian="normal" style:font-size-complex="11pt" style:font-weight-complex="normal"/>
    </style:style>
    <style:style style:name="P23" style:family="paragraph" style:parent-style-name="Standard" style:list-style-name="L4">
      <style:text-properties style:font-name="Arial" fo:font-size="11pt" fo:font-weight="normal" officeooo:rsid="00302372" officeooo:paragraph-rsid="00302372" style:font-size-asian="11pt" style:font-weight-asian="normal" style:font-size-complex="11pt" style:font-weight-complex="normal"/>
    </style:style>
    <style:style style:name="P24" style:family="paragraph" style:parent-style-name="Standard" style:list-style-name="L4">
      <style:text-properties style:font-name="Arial" fo:font-size="11pt" fo:font-weight="normal" officeooo:rsid="0033bc51" officeooo:paragraph-rsid="0033bc51" style:font-size-asian="11pt" style:font-weight-asian="normal" style:font-size-complex="11pt" style:font-weight-complex="normal"/>
    </style:style>
    <style:style style:name="P25" style:family="paragraph" style:parent-style-name="Standard">
      <style:text-properties style:font-name="Arial" fo:font-size="11pt" fo:font-weight="normal" officeooo:rsid="0033bc51" officeooo:paragraph-rsid="0033bc51" style:font-size-asian="11pt" style:font-weight-asian="normal" style:font-size-complex="11pt" style:font-weight-complex="normal"/>
    </style:style>
    <style:style style:name="P26" style:family="paragraph" style:parent-style-name="Standard" style:list-style-name="L4">
      <style:text-properties style:font-name="Arial" fo:font-size="11pt" fo:font-weight="normal" officeooo:rsid="0035172c" officeooo:paragraph-rsid="0035172c" style:font-size-asian="11pt" style:font-weight-asian="normal" style:font-size-complex="11pt" style:font-weight-complex="normal"/>
    </style:style>
    <style:style style:name="P27" style:family="paragraph" style:parent-style-name="Standard" style:list-style-name="L4">
      <style:text-properties style:font-name="Arial" fo:font-size="11pt" fo:font-weight="normal" officeooo:rsid="0035172c" officeooo:paragraph-rsid="003975ce" style:font-size-asian="11pt" style:font-weight-asian="normal" style:font-size-complex="11pt" style:font-weight-complex="normal"/>
    </style:style>
    <style:style style:name="P28" style:family="paragraph" style:parent-style-name="Standard" style:list-style-name="L4">
      <style:text-properties style:font-name="Arial" fo:font-size="11pt" fo:font-weight="normal" officeooo:rsid="003975ce" officeooo:paragraph-rsid="003975ce" style:font-size-asian="11pt" style:font-weight-asian="normal" style:font-size-complex="11pt" style:font-weight-complex="normal"/>
    </style:style>
    <style:style style:name="P29" style:family="paragraph" style:parent-style-name="Standard" style:list-style-name="L2">
      <style:text-properties style:font-name="Arial" fo:font-size="11pt" fo:font-weight="normal" officeooo:rsid="001ff028" officeooo:paragraph-rsid="001ff028" style:font-size-asian="9.60000038146973pt" style:font-weight-asian="normal" style:font-size-complex="11pt" style:font-weight-complex="normal"/>
    </style:style>
    <style:style style:name="P30" style:family="paragraph" style:parent-style-name="Standard" style:list-style-name="L2">
      <style:text-properties style:font-name="Arial" fo:font-size="11pt" fo:font-weight="normal" officeooo:rsid="00210ca6" officeooo:paragraph-rsid="00210ca6" style:font-size-asian="9.60000038146973pt" style:font-weight-asian="normal" style:font-size-complex="11pt" style:font-weight-complex="normal"/>
    </style:style>
    <style:style style:name="P31" style:family="paragraph" style:parent-style-name="Standard">
      <style:text-properties style:font-name="Arial" fo:font-size="11pt" fo:font-weight="bold" officeooo:rsid="00210ca6" officeooo:paragraph-rsid="00210ca6" style:font-size-asian="11pt" style:font-weight-asian="bold" style:font-size-complex="11pt" style:font-weight-complex="bold"/>
    </style:style>
    <style:style style:name="P32" style:family="paragraph" style:parent-style-name="Standard">
      <style:text-properties style:font-name="Arial" fo:font-size="11pt" fo:font-weight="bold" officeooo:rsid="00133de0" officeooo:paragraph-rsid="0012f990" style:font-size-asian="11pt" style:font-weight-asian="bold" style:font-size-complex="11pt" style:font-weight-complex="bold"/>
    </style:style>
    <style:style style:name="P33" style:family="paragraph" style:parent-style-name="Standard">
      <style:text-properties style:font-name="Arial" fo:font-size="11pt" fo:font-weight="bold" officeooo:rsid="00133de0" officeooo:paragraph-rsid="0025363c" style:font-size-asian="11pt" style:font-weight-asian="bold" style:font-size-complex="11pt" style:font-weight-complex="bold"/>
    </style:style>
    <style:style style:name="P34" style:family="paragraph" style:parent-style-name="Standard">
      <style:text-properties style:font-name="Arial" fo:font-size="11pt" fo:font-weight="bold" officeooo:rsid="00133de0" officeooo:paragraph-rsid="0026ad06" style:font-size-asian="11pt" style:font-weight-asian="bold" style:font-size-complex="11pt" style:font-weight-complex="bold"/>
    </style:style>
    <style:style style:name="P35" style:family="paragraph" style:parent-style-name="Standard">
      <style:text-properties style:font-name="Arial" fo:font-size="11pt" fo:font-weight="bold" officeooo:rsid="0016a2c0" officeooo:paragraph-rsid="0012f990" style:font-size-asian="11pt" style:font-weight-asian="bold" style:font-size-complex="11pt" style:font-weight-complex="bold"/>
    </style:style>
    <style:style style:name="P36" style:family="paragraph" style:parent-style-name="Standard">
      <style:text-properties style:font-name="Arial" fo:font-size="11pt" fo:font-weight="bold" officeooo:rsid="0016a2c0" officeooo:paragraph-rsid="0025363c" style:font-size-asian="11pt" style:font-weight-asian="bold" style:font-size-complex="11pt" style:font-weight-complex="bold"/>
    </style:style>
    <style:style style:name="P37" style:family="paragraph" style:parent-style-name="Standard">
      <style:text-properties style:font-name="Arial" fo:font-size="11pt" fo:font-weight="bold" officeooo:rsid="0025363c" officeooo:paragraph-rsid="0025363c" style:font-size-asian="11pt" style:font-weight-asian="bold" style:font-size-complex="11pt" style:font-weight-complex="bold"/>
    </style:style>
    <style:style style:name="P38" style:family="paragraph" style:parent-style-name="Standard" style:list-style-name="L4">
      <style:text-properties style:font-name="Arial" fo:font-size="11pt" fo:font-weight="bold" officeooo:rsid="0033bc51" officeooo:paragraph-rsid="0033bc51" style:font-size-asian="11pt" style:font-weight-asian="bold" style:font-size-complex="11pt" style:font-weight-complex="bold"/>
    </style:style>
    <style:style style:name="P39" style:family="paragraph" style:parent-style-name="Standard">
      <style:text-properties style:font-name="Arial" fo:font-size="11pt" fo:font-weight="bold" officeooo:rsid="00482cee" officeooo:paragraph-rsid="002bbcc8" style:font-size-asian="9.60000038146973pt" style:font-weight-asian="bold" style:font-size-complex="11pt" style:font-weight-complex="bold"/>
    </style:style>
    <style:style style:name="P40" style:family="paragraph" style:parent-style-name="Standard" style:list-style-name="L1">
      <style:text-properties style:font-name="Arial" fo:font-size="10pt" fo:font-weight="normal" officeooo:rsid="0019fc57" officeooo:paragraph-rsid="0019fc57" style:font-size-asian="8.75pt" style:font-weight-asian="normal" style:font-size-complex="10pt" style:font-weight-complex="normal"/>
    </style:style>
    <style:style style:name="P41" style:family="paragraph" style:parent-style-name="Standard" style:list-style-name="L1">
      <style:text-properties style:font-name="FreeMono" fo:font-size="10pt" fo:font-weight="normal" officeooo:rsid="0019fc57" officeooo:paragraph-rsid="0019fc57" style:font-size-asian="10pt" style:font-weight-asian="normal" style:font-size-complex="10pt" style:font-weight-complex="normal"/>
    </style:style>
    <style:style style:name="P42" style:family="paragraph" style:parent-style-name="Standard" style:list-style-name="L2">
      <style:text-properties style:font-name="FreeMono" fo:font-size="10pt" fo:font-weight="normal" officeooo:rsid="001ea3da" officeooo:paragraph-rsid="001ea3da" style:font-size-asian="10pt" style:font-weight-asian="normal" style:font-size-complex="10pt" style:font-weight-complex="normal"/>
    </style:style>
    <style:style style:name="P43" style:family="paragraph" style:parent-style-name="Standard" style:list-style-name="L2">
      <style:text-properties style:font-name="FreeMono" fo:font-size="10pt" fo:font-weight="normal" officeooo:rsid="001ff028" officeooo:paragraph-rsid="001ff028" style:font-size-asian="10pt" style:font-weight-asian="normal" style:font-size-complex="10pt" style:font-weight-complex="normal"/>
    </style:style>
    <style:style style:name="P44" style:family="paragraph" style:parent-style-name="Standard" style:list-style-name="L2">
      <style:text-properties style:font-name="FreeMono" fo:font-size="10pt" fo:font-weight="normal" officeooo:rsid="00210ca6" officeooo:paragraph-rsid="00210ca6" style:font-size-asian="10pt" style:font-weight-asian="normal" style:font-size-complex="10pt" style:font-weight-complex="normal"/>
    </style:style>
    <style:style style:name="P45" style:family="paragraph" style:parent-style-name="Standard" style:list-style-name="L1">
      <style:text-properties style:font-name="FreeMono" fo:font-size="11pt" fo:font-weight="normal" officeooo:rsid="001bd857" officeooo:paragraph-rsid="001bd857" style:font-size-asian="11pt" style:font-weight-asian="normal" style:font-size-complex="11pt" style:font-weight-complex="normal"/>
    </style:style>
    <style:style style:name="P46" style:family="paragraph" style:parent-style-name="Standard" style:list-style-name="L4">
      <style:text-properties officeooo:paragraph-rsid="0033bc51"/>
    </style:style>
    <style:style style:name="P47" style:family="paragraph" style:parent-style-name="Table_20_Contents">
      <style:text-properties style:font-name="Arial" fo:font-size="11pt" officeooo:rsid="00279b8f" officeooo:paragraph-rsid="001504b8" style:font-size-asian="11pt" style:font-size-complex="11pt"/>
    </style:style>
    <style:style style:name="P48" style:family="paragraph" style:parent-style-name="Table_20_Contents">
      <style:paragraph-properties fo:text-align="center" style:justify-single-word="false"/>
      <style:text-properties style:font-name="Arial" fo:font-size="11pt" officeooo:rsid="001504b8" officeooo:paragraph-rsid="001504b8" style:font-size-asian="11pt" style:font-size-complex="11pt"/>
    </style:style>
    <style:style style:name="P49" style:family="paragraph" style:parent-style-name="Table_20_Contents">
      <style:paragraph-properties fo:text-align="center" style:justify-single-word="false"/>
      <style:text-properties style:font-name="Arial" fo:font-size="11pt" officeooo:rsid="0016560d" officeooo:paragraph-rsid="0016560d" style:font-size-asian="11pt" style:font-size-complex="11pt"/>
    </style:style>
    <style:style style:name="P50" style:family="paragraph" style:parent-style-name="Table_20_Contents">
      <style:paragraph-properties fo:text-align="center" style:justify-single-word="false"/>
      <style:text-properties style:font-name="Arial" fo:font-size="11pt" officeooo:rsid="0017f307" officeooo:paragraph-rsid="0017f307" style:font-size-asian="11pt" style:font-size-complex="11pt"/>
    </style:style>
    <style:style style:name="P51" style:family="paragraph" style:parent-style-name="Table_20_Contents">
      <style:paragraph-properties fo:text-align="center" style:justify-single-word="false"/>
      <style:text-properties style:font-name="Arial" fo:font-size="11pt" style:font-size-asian="11pt" style:font-size-complex="11pt"/>
    </style:style>
    <style:style style:name="P52" style:family="paragraph" style:parent-style-name="Table_20_Contents">
      <style:paragraph-properties fo:text-align="center" style:justify-single-word="false"/>
      <style:text-properties style:font-name="Arial" fo:font-size="11pt" officeooo:rsid="00180a67" officeooo:paragraph-rsid="00180a67" style:font-size-asian="11pt" style:font-size-complex="11pt"/>
    </style:style>
    <style:style style:name="P53" style:family="paragraph">
      <style:text-properties style:font-name="Arial" fo:font-size="11pt" style:font-size-asian="11pt" style:font-size-complex="11pt"/>
    </style:style>
    <style:style style:name="P54" style:family="paragraph">
      <loext:graphic-properties draw:fill="none" draw:fill-color="#ffffff"/>
      <style:text-properties style:font-name="Arial" fo:font-size="11pt" style:font-size-asian="11pt" style:font-size-complex="11pt"/>
    </style:style>
    <style:style style:name="T1" style:family="text">
      <style:text-properties officeooo:rsid="0012f990"/>
    </style:style>
    <style:style style:name="T2" style:family="text">
      <style:text-properties officeooo:rsid="0017f307"/>
    </style:style>
    <style:style style:name="T3" style:family="text">
      <style:text-properties style:font-name="Arial" style:font-size-asian="11pt"/>
    </style:style>
    <style:style style:name="T4" style:family="text">
      <style:text-properties style:font-name="Arial" officeooo:rsid="001ea3da" style:font-size-asian="11pt"/>
    </style:style>
    <style:style style:name="T5" style:family="text">
      <style:text-properties style:font-name="Arial" fo:font-size="11pt" fo:font-weight="normal" officeooo:rsid="00318ded" style:font-size-asian="11pt" style:font-weight-asian="normal" style:font-size-complex="11pt" style:font-weight-complex="normal"/>
    </style:style>
    <style:style style:name="T6" style:family="text">
      <style:text-properties style:font-name="Arial" fo:font-size="11pt" fo:font-weight="normal" officeooo:rsid="0033bc51" style:font-size-asian="11pt" style:font-weight-asian="normal" style:font-size-complex="11pt" style:font-weight-complex="normal"/>
    </style:style>
    <style:style style:name="T7" style:family="text">
      <style:text-properties style:font-name="FreeMono" fo:font-size="10pt" style:font-size-asian="10pt" style:font-size-complex="10pt"/>
    </style:style>
    <style:style style:name="T8" style:family="text">
      <style:text-properties style:font-name="FreeMono" fo:font-size="10pt" officeooo:rsid="0025363c"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262b66"/>
    </style:style>
    <style:style style:name="T11" style:family="text">
      <style:text-properties officeooo:rsid="0046b845"/>
    </style:style>
    <style:style style:name="T12" style:family="text">
      <style:text-properties officeooo:rsid="00491e24"/>
    </style:style>
    <style:style style:name="T13" style:family="text">
      <style:text-properties officeooo:rsid="00442218"/>
    </style:style>
    <style:style style:name="T14" style:family="text">
      <style:text-properties officeooo:rsid="002bbcc8"/>
    </style:style>
    <style:style style:name="T15" style:family="text">
      <style:text-properties officeooo:rsid="00318ded"/>
    </style:style>
    <style:style style:name="T16" style:family="text">
      <style:text-properties officeooo:rsid="003631fd"/>
    </style:style>
    <style:style style:name="T17" style:family="text">
      <style:text-properties officeooo:rsid="003827fa"/>
    </style:style>
    <style:style style:name="T18" style:family="text">
      <style:text-properties officeooo:rsid="003975ce"/>
    </style:style>
    <style:style style:name="T19" style:family="text">
      <style:text-properties style:font-name="Arial" fo:font-size="11pt" fo:font-weight="bold" style:font-size-asian="11pt" style:font-weight-asian="bold" style:font-size-complex="11pt" style:font-weight-complex="bold"/>
    </style:style>
    <style:style style:name="T20"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ative Genomics 2018</text:p>
      <text:p text:style-name="P2">Practical <text:span text:style-name="T1">8</text:span>: <text:span text:style-name="T1">Interaction Networks</text:span></text:p>
      <text:p text:style-name="P6">Group: 5</text:p>
      <text:p text:style-name="P7">Members: Vilde Kaldhusdal, Helen Kiik</text:p>
      <text:p text:style-name="P1"/>
      <text:p text:style-name="P3">Summary: </text:p>
      <text:p text:style-name="P1"/>
      <text:p text:style-name="P1">KEY QUESTIONS</text:p>
      <text:p text:style-name="P36">Comparative network analysis using STRING</text:p>
      <text:list xml:id="list4559718613292999787" text:style-name="L4">
        <text:list-item>
          <text:p text:style-name="P18">Average connectivity</text:p>
        </text:list-item>
        <text:list-item>
          <text:p text:style-name="P18">Do you observe a power-law distribution in any of the interactomes?</text:p>
        </text:list-item>
      </text:list>
      <text:p text:style-name="P33">Experimental gene sets</text:p>
      <text:list xml:id="list145159292045948" text:continue-numbering="true" text:style-name="L4">
        <text:list-item>
          <text:p text:style-name="P23">The number of overlapping genes was 4 and 3 in set nr 10 and 16 respectively. </text:p>
          <text:p text:style-name="P23"/>
        </text:list-item>
      </text:list>
      <text:p text:style-name="P33">Comparative network analysis using FunCoup and STRING</text:p>
      <text:list xml:id="list145158527396399" text:continue-numbering="true" text:style-name="L4">
        <text:list-item>
          <text:p text:style-name="P18"><text:span text:style-name="T18">Comparison</text:span> of <text:span text:style-name="T10">result:</text:span></text:p>
          <text:list>
            <text:list-item>
              <text:p text:style-name="P24">With default for <text:s/><text:span text:style-name="T15">expansion depht </text:span>and max number of interactors and a <text:span text:style-name="T17">confidence</text:span> <text:span text:style-name="T17">threshold</text:span> of 0.<text:span text:style-name="T17">9</text:span> I got:</text:p>
              <text:p text:style-name="P38"><text:span text:style-name="T18">N</text:span>odes:</text:p>
              <text:p text:style-name="P28">Nodes are the number of genes</text:p>
              <text:p text:style-name="P27"><text:span text:style-name="T18">FunCoup: 78</text:span></text:p>
              <text:p text:style-name="P28">String: </text:p>
              <text:p text:style-name="P24"/>
              <text:p text:style-name="P38"><text:span text:style-name="T18">L</text:span>inks:</text:p>
              <text:p text:style-name="P27">In the case of <text:span text:style-name="T17">F</text:span>unCoup the number of interactions are always the same a the number of links <text:span text:style-name="T16">(according to the confidence score). Because as the name implies it is giving the functional coupling between nodes. </text:span>Each link is a functional interaction. In string the links <text:span text:style-name="T17">represent </text:span>different sources <text:span text:style-name="T17">of evidence of interaction. For string I choose to exclude the links from textmining, as these are highly unreliable sources. </text:span></text:p>
              <text:p text:style-name="P27"><text:span text:style-name="T18">FunCoup: 606</text:span></text:p>
              <text:p text:style-name="P27"><text:span text:style-name="T18">String: <text:s/></text:span></text:p>
            </text:list-item>
          </text:list>
        </text:list-item>
      </text:list>
      <text:p text:style-name="P25"><text:tab/></text:p>
      <text:list xml:id="list145159026421556" text:continue-numbering="true" text:style-name="L4">
        <text:list-item>
          <text:list>
            <text:list-header>
              <text:p text:style-name="P38"><text:span text:style-name="T18">H</text:span>ubs:</text:p>
              <text:p text:style-name="P28">A hub is defined as the three nodes that have the highest degree, meaning the number of </text:p>
              <text:p text:style-name="P26"><text:span text:style-name="T18">links</text:span> between two nodes.</text:p>
              <text:p text:style-name="P27"><text:span text:style-name="T18">FunCoup:</text:span></text:p>
              <text:p text:style-name="P28">String:</text:p>
              <text:p text:style-name="P28"/>
            </text:list-header>
            <text:list-item>
              <text:p text:style-name="P46"><text:span text:style-name="T6">The most common evidence type with high confidence is</text:span><text:span text:style-name="T5">.</text:span></text:p>
            </text:list-item>
            <text:list-item>
              <text:p text:style-name="P46"><text:span text:style-name="T5"><text:s/></text:span></text:p>
            </text:list-item>
          </text:list>
        </text:list-item>
      </text:list>
      <text:p text:style-name="P34"/>
      <text:p text:style-name="P34">Enrichment analysis using PathwAX and DAVID</text:p>
      <text:list xml:id="list145158284922032" text:continue-numbering="true" text:style-name="L4">
        <text:list-item>
          <text:p text:style-name="P19">Which pathways are enriched?</text:p>
        </text:list-item>
      </text:list>
      <text:p text:style-name="P1"/>
      <text:p text:style-name="P1"/>
      <text:p text:style-name="P36">ACTIVITIES</text:p>
      <text:p text:style-name="P36"><draw:frame text:anchor-type="paragraph" draw:z-index="0" draw:name="Shape1" draw:style-name="gr1" draw:text-style-name="P54" svg:width="5.6024in" svg:height="0.3705in" svg:x="0.7075in" svg:y="0.1634in"><draw:text-box><text:p text:style-name="P53"><text:span text:style-name="T19">Table 1. </text:span><text:span text:style-name="T20">Shows the NCBI taxonomy ids for our genomes and the ones we found and used in string</text:span></text:p></draw:text-box></draw:frame></text:p>
      <text:p text:style-name="P36"/>
      <text:p text:style-name="P37"><text:span text:style-name="T9"/></text:p>
      <table:table table:name="Table1" table:style-name="Table1">
        <table:table-column table:style-name="Table1.A"/>
        <table:table-column table:style-name="Table1.B"/>
        <table:table-column table:style-name="Table1.C"/>
        <table:table-row>
          <table:table-cell table:style-name="Table1.A1" office:value-type="string">
            <text:p text:style-name="P47">Organism</text:p>
          </table:table-cell>
          <table:table-cell table:style-name="Table1.A1" office:value-type="string">
            <text:p text:style-name="P9">NCBI taxon-Id <text:span text:style-name="T2">existing in string</text:span></text:p>
          </table:table-cell>
          <table:table-cell table:style-name="Table1.C1" office:value-type="string">
            <text:p text:style-name="P10">Our NCBI genomes</text:p>
          </table:table-cell>
        </table:table-row>
        <table:table-row>
          <table:table-cell table:style-name="Table1.A2" office:value-type="string">
            <text:p text:style-name="P8">Fusobacterium nucleatum</text:p>
          </table:table-cell>
          <table:table-cell table:style-name="Table1.B5" office:value-type="string">
            <text:p text:style-name="P48">190304</text:p>
          </table:table-cell>
          <table:table-cell table:style-name="Table1.C2" office:value-type="string">
            <text:p text:style-name="P50">76857</text:p>
          </table:table-cell>
        </table:table-row>
        <text:soft-page-break/>
        <table:table-row>
          <table:table-cell table:style-name="Table1.A2" office:value-type="string">
            <text:p text:style-name="P9">Rhodopirellula baltica</text:p>
          </table:table-cell>
          <table:table-cell table:style-name="Table1.B5" office:value-type="string">
            <text:p text:style-name="P49">243090</text:p>
          </table:table-cell>
          <table:table-cell table:style-name="Table1.C3" office:value-type="string">
            <text:p text:style-name="P51">243090</text:p>
          </table:table-cell>
        </table:table-row>
        <table:table-row>
          <table:table-cell table:style-name="Table1.A2" office:value-type="string">
            <text:p text:style-name="P8">Saccharomyces cerevisiae</text:p>
          </table:table-cell>
          <table:table-cell table:style-name="Table1.B5" office:value-type="string">
            <text:p text:style-name="P49">4932</text:p>
          </table:table-cell>
          <table:table-cell table:style-name="Table1.C4" office:value-type="string">
            <text:p text:style-name="P50">559292</text:p>
          </table:table-cell>
        </table:table-row>
        <table:table-row>
          <table:table-cell table:style-name="Table1.A2" office:value-type="string">
            <text:p text:style-name="P8">Leuconostoc gelidum</text:p>
          </table:table-cell>
          <table:table-cell table:style-name="Table1.B5" office:value-type="string">
            <text:p text:style-name="P49">927691</text:p>
          </table:table-cell>
          <table:table-cell table:style-name="Table1.C5" office:value-type="string">
            <text:p text:style-name="P52">762550</text:p>
          </table:table-cell>
        </table:table-row>
        <table:table-row>
          <table:table-cell table:style-name="Table1.A2" office:value-type="string">
            <text:p text:style-name="P8">Rubrobacter xylanophilus</text:p>
          </table:table-cell>
          <table:table-cell table:style-name="Table1.B6" office:value-type="string">
            <text:p text:style-name="P49">266117</text:p>
          </table:table-cell>
          <table:table-cell table:style-name="Table1.C6" office:value-type="string">
            <text:p text:style-name="P52">266117</text:p>
          </table:table-cell>
        </table:table-row>
      </table:table>
      <text:p text:style-name="P35"/>
      <text:p text:style-name="P4">Comparative network analysis using STRING</text:p>
      <text:list xml:id="list4081786254614148363" text:style-name="L1">
        <text:list-item>
          <text:p text:style-name="P11">We downloaded the string network file:</text:p>
          <text:p text:style-name="P41">wget https://stringdb-static.org/download/protein.links.v10.5.txt.gz</text:p>
          <text:p text:style-name="P11">To look at the format of the file we used:</text:p>
          <text:p text:style-name="P41">gzip -cd protein.links.v10.5.txt.gz | head -100</text:p>
          <text:p text:style-name="P40"/>
          <text:p text:style-name="P11">We tried using grep to search the file for the taxonomy id, however it took too long to go through the whole file:</text:p>
          <text:p text:style-name="P41">gzip -cd protein.links.v10.5.txt.gz | grep '^559292\.'</text:p>
          <text:p text:style-name="P11">therefore we just used the web search to determine if the Id existed in string. </text:p>
          <text:p text:style-name="P12">While using the id retrieved from NCBI in string we did not always get a hit, thus we only used the ids we got from string.</text:p>
          <text:p text:style-name="P12"/>
        </text:list-item>
        <text:list-item>
          <text:p text:style-name="P13">We used the grep function to extract all of the connection of one genome into a out file:</text:p>
          <text:p text:style-name="P45">gzip -cd protein.links.v10.5.txt.gz | grep '^190304\.' &gt;nucleatum.txt</text:p>
        </text:list-item>
      </text:list>
      <text:p text:style-name="P5"/>
      <text:p text:style-name="P5">Creation of two experimental gene sets containing differentially expressed genes</text:p>
      <text:list xml:id="list146559470574539688" text:style-name="L2">
        <text:list-item>
          <text:p text:style-name="P14">cretated a datbase of the downloaded proteom of S. cerevisiae from uniprot:</text:p>
          <text:p text:style-name="P42">makeblastdb -in S.cervisiae -dbtype prot -out ~/CompGen/S.cervisiae_db</text:p>
          <text:p text:style-name="P14">blasted the predicted genes of <text:s/>S.cervisiae by GENESCAN in practiacal 2:</text:p>
          <text:p text:style-name="P42">blastp -outfmt 7 -query GenScan.S.cervisiae.fasta -db ~/CompGen/S.cervisiae_db -max_target_seqs 1</text:p>
        </text:list-item>
        <text:list-item>
          <text:p text:style-name="P29">I modified the XML blast parsing script from practical 3, and used it to only print out the id of the best hits. The script is called blastParser_id.py:</text:p>
          <text:p text:style-name="P43">python3 blastParser_id.py S.cervisiae_hits.txt</text:p>
        </text:list-item>
        <text:list-item>
          <text:p text:style-name="P30">I created a script called <text:span text:style-name="T7">most_hits.py</text:span> that identifies and prints out to file the two sets with most overlap with the predicted <text:s/><text:span text:style-name="T4">S.cervisiae </text:span><text:span text:style-name="T3">genes:</text:span></text:p>
          <text:p text:style-name="P44">python3 most_hits.py S.cervisiae_id.txt experiments.txt best_overlap.txt</text:p>
          <text:p text:style-name="P15"/>
        </text:list-item>
      </text:list>
      <text:p text:style-name="P31">Comparative network analysis using FunCoup and STRING</text:p>
      <text:list xml:id="list8368613957916183722" text:style-name="L3">
        <text:list-item>
          <text:p text:style-name="P16">I manually replaced the spaces with new lines for the input to STRING. FunCoup cpuld take the output created by my script <text:span text:style-name="T8">most_hits.py</text:span>. <text:s/></text:p>
        </text:list-item>
        <text:list-item>
          <text:p text:style-name="P16"><text:span text:style-name="T15">The default number of expansion depht are 1 for Fun Coup and the . The default of max number interactors are 0 for string. By keeping the default values for this parameter you only get the couplings between query genes in both databases. Meaning no additional genes are included in the networks. The default confidence treshold is 0.8 for FunCup and for String the default is 0.4 which is very low. </text:span></text:p>
        </text:list-item>
      </text:list>
      <text:p text:style-name="P17"/>
      <text:p text:style-name="P17"/>
      <text:p text:style-name="P17"/>
      <text:p text:style-name="P39">Attachments: </text:p>
      <text:p text:style-name="P39"/>
      <text:p text:style-name="P21"><text:span text:style-name="T14">Key question</text:span> 1.: practical<text:span text:style-name="T13">5</text:span>_group5_<text:span text:style-name="T13">all_clustring.txt</text:span> </text:p>
      <text:p text:style-name="P21"><text:span text:style-name="T14">Key question</text:span> <text:span text:style-name="T11">2.</text:span>: practical<text:span text:style-name="T12">5</text:span>_group5_<text:span text:style-name="T11">getGeneOrder.py</text:span></text:p>
      <text:p text:style-name="P21">Activity 1.: practical<text:span text:style-name="T13">5</text:span>_group5_<text:span text:style-name="T13">all_nucleatum.txt</text:span> </text:p>
      <text:p text:style-name="P21">Activity 1.: practical<text:span text:style-name="T13">5</text:span>_group5_<text:span text:style-name="T13">all_baltica.txt</text:span> </text:p>
      <text:p text:style-name="P21">Activity 1.: practical<text:span text:style-name="T13">5</text:span>_group5_<text:span text:style-name="T13">all_cerevisiae.txt</text:span> </text:p>
      <text:p text:style-name="P21">Activity 1.: practical<text:span text:style-name="T13">5</text:span>_group5_<text:span text:style-name="T13">all_gelidum.txt</text:span> </text:p>
      <text:p text:style-name="P22"><text:soft-page-break/>Activity 1.: practical<text:span text:style-name="T13">5</text:span>_group5_<text:span text:style-name="T13">all_xylanophilus.txt</text:span> </text:p>
      <text:p text:style-name="P21">Activity <text:span text:style-name="T11">2.</text:span>: practical<text:span text:style-name="T12">5</text:span>_group5_<text:span text:style-name="T14">blastParser_id.py</text:span></text:p>
      <text:p text:style-name="P21">Activity <text:span text:style-name="T11">2.</text:span>: practical<text:span text:style-name="T12">5</text:span>_group5_<text:span text:style-name="T14">most_hits.py</text:span></text:p>
      <text:p text:style-name="P21">Activity <text:span text:style-name="T11">2.1</text:span>: practical<text:span text:style-name="T12">5</text:span>_group5_<text:span text:style-name="T14">best_overlap.txt</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fo:font-size="11pt" fo:font-weight="normal" style:font-size-asian="9.60000038146973pt" style:font-weight-asian="normal" style:font-size-complex="11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1:06:09.700038981</meta:creation-date>
    <meta:generator>LibreOffice/5.1.6.2$Linux_X86_64 LibreOffice_project/10m0$Build-2</meta:generator>
    <dc:date>2018-05-23T14:51:57.458415282</dc:date>
    <meta:editing-duration>PT2H7M59S</meta:editing-duration>
    <meta:editing-cycles>15</meta:editing-cycles>
    <meta:document-statistic meta:table-count="1" meta:image-count="0" meta:object-count="0" meta:page-count="3" meta:paragraph-count="85" meta:word-count="620" meta:character-count="4223" meta:non-whitespace-character-count="3678"/>
  </office:meta>
</office:document-meta>
</file>